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right" fo:keep-with-next="always"/>
    </style:style>
    <style:style style:name="Table1.A" style:family="table-column">
      <style:table-column-properties style:column-width="0.494cm"/>
    </style:style>
    <style:style style:name="Table1.B" style:family="table-column">
      <style:table-column-properties style:column-width="10.007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ica5" style:family="table">
      <style:table-properties style:width="17cm" fo:margin-left="0cm" fo:margin-right="0cm" table:align="margins" fo:keep-with-next="always" style:may-break-between-rows="true"/>
    </style:style>
    <style:style style:name="Tablica5.A" style:family="table-column">
      <style:table-column-properties style:column-width="0.746cm" style:rel-column-width="2876*"/>
    </style:style>
    <style:style style:name="Tablica5.B" style:family="table-column">
      <style:table-column-properties style:column-width="6.826cm" style:rel-column-width="26314*"/>
    </style:style>
    <style:style style:name="Tablica5.C" style:family="table-column">
      <style:table-column-properties style:column-width="1.794cm" style:rel-column-width="6915*"/>
    </style:style>
    <style:style style:name="Tablica5.D" style:family="table-column">
      <style:table-column-properties style:column-width="1.87cm" style:rel-column-width="7207*"/>
    </style:style>
    <style:style style:name="Tablica5.E" style:family="table-column">
      <style:table-column-properties style:column-width="2.108cm" style:rel-column-width="8125*"/>
    </style:style>
    <style:style style:name="Tablica5.F" style:family="table-column">
      <style:table-column-properties style:column-width="1.549cm" style:rel-column-width="5970*"/>
    </style:style>
    <style:style style:name="Tablica5.G" style:family="table-column">
      <style:table-column-properties style:column-width="2.108cm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D11" style:family="table-cell">
      <style:table-cell-properties style:vertical-align="middle" fo:background-color="transparent" fo:padding="0.051cm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tru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2" style:family="table-row">
      <style:table-row-properties style:min-row-height="0.104cm" fo:keep-together="auto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12.527cm" table:align="margins" style:may-break-between-rows="true"/>
    </style:style>
    <style:style style:name="Table2.A" style:family="table-column">
      <style:table-column-properties style:column-width="12.52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fd71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0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2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6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style:font-weight-asian="bold" style:font-weight-complex="bol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6pt" fo:font-weight="normal" style:font-size-asian="5.25pt" style:font-weight-asian="normal" style:font-size-complex="6pt" style:font-weight-complex="normal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officeooo:rsid="018c02d5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16c032c"/>
    </style:style>
    <style:style style:name="T29" style:family="text">
      <style:text-properties officeooo:rsid="00245a79"/>
    </style:style>
    <style:style style:name="T30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9"><draw:line text:anchor-type="paragraph" draw:z-index="0" draw:name="Shape1" draw:style-name="gr1" draw:text-style-name="P89" svg:x1="-0.899cm" svg:y1="5.5cm" svg:x2="-1.499cm" svg:y2="5.5cm"><text:p/></draw:line></text:p>
            </table:table-cell>
            <table:table-cell table:style-name="Table1.A1" table:number-rows-spanned="2" office:value-type="string">
              <text:p text:style-name="P30"><text:span text:style-name="T26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19"><text:text-input text:description="&lt;if test=&quot;o.partner_id &lt;&gt; o.partner_shipping_id&quot;&gt;">test</text:text-input></text:p>
              <text:p text:style-name="P16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'' &gt;">TitleAfter</text:text-input></text:span></text:p>
              <text:p text:style-name="P20"><text:text-input text:description="&lt;/if&gt;">endtest</text:text-input></text:p>
              <text:p text:style-name="P14"><text:text-input text:description="&lt;o.partner_id.street or ''&gt;">Partner street</text:text-input></text:p>
              <text:p text:style-name="P18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8"><text:text-input text:description="&lt;/if&gt;">end if</text:text-input></text:p>
              <text:p text:style-name="P13"><text:text-input text:description="&lt;o.partner_id.zip or ''&gt;">ZipCode</text:text-input> <text:text-input text:description="&lt;o.partner_id.city or ''&gt;">City</text:text-input></text:p>
              <text:p text:style-name="P38"><text:text-input text:description="&lt;o.partner_id.country_id.name or ''&gt;">Country</text:text-input></text:p>
              <text:p text:style-name="P37"/>
            </table:table-cell>
            <table:table-cell table:style-name="Table1.A1" office:value-type="string">
              <text:p text:style-name="P17"><text:span text:style-name="T27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4">:</text:span><text:span text:style-name="T29"> </text:span><text:span text:style-name="T15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2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0"/>
          </table:table-cell>
        </table:table-row>
      </table:table>
      <text:p text:style-name="P39"/>
      <text:p text:style-name="P87"><text:text-input text:description="&lt;for each=&quot;group in get_groups()&quot;&gt;">for groups</text:text-input></text:p>
      <text:p text:style-name="P86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8"/>
            <text:p text:style-name="P85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7"><text:text-input text:description="&lt;_(&quot;Item&quot;)&gt;">Item</text:text-input></text:p>
          </table:table-cell>
          <table:table-cell table:style-name="Tablica5.B2" office:value-type="string">
            <text:p text:style-name="P57"><text:text-input text:description="&lt;_(&quot;Product&quot;)&gt;">Product</text:text-input></text:p>
          </table:table-cell>
          <table:table-cell table:style-name="Tablica5.C2" office:value-type="string">
            <text:p text:style-name="P57"><text:text-input text:description="&lt;_(&quot;Qty&quot;)&gt;">Qty</text:text-input></text:p>
          </table:table-cell>
          <table:table-cell table:style-name="Tablica5.A2" office:value-type="string">
            <text:p text:style-name="P57"><text:text-input text:description="&lt;_(&quot;Unit price&quot;)&gt;">Unit price</text:text-input></text:p>
          </table:table-cell>
          <table:table-cell table:style-name="Tablica5.B2" office:value-type="string">
            <text:p text:style-name="P62"><text:text-input text:description="&lt;_(&quot;Total&quot;)&gt;">Total</text:text-input></text:p>
          </table:table-cell>
          <table:table-cell table:style-name="Tablica5.A2" office:value-type="string">
            <text:p text:style-name="P58"><text:text-input text:description="&lt;_(&quot;Disc.&quot;)&gt;">Disc.</text:text-input></text:p>
          </table:table-cell>
          <table:table-cell table:style-name="Tablica5.G2" office:value-type="string">
            <text:p text:style-name="P59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office:value-type="string">
            <text:p text:style-name="P60">[<text:span text:style-name="T18"><text:text-input text:description="&lt;objects.currency_id.name or ''&gt;">curr</text:text-input></text:span>]</text:p>
          </table:table-cell>
          <table:table-cell table:style-name="Tablica5.B3" office:value-type="string">
            <text:p text:style-name="P63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1"><text:span text:style-name="T20">[</text:span>%<text:span text:style-name="T20">]</text:span></text:p>
          </table:table-cell>
          <table:table-cell table:style-name="Tablica5.G3" office:value-type="string">
            <text:p text:style-name="P60">[<text:span text:style-name="T18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5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5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1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23"><text:text-input text:description="&lt;formatLang(get_discount1(group), digits=2) or ''&gt;">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9"><text:span text:style-name="T8"><text:text-input text:description="&lt;  group[1] or ''  &gt;">Licence name</text:text-input></text:span><text:span text:style-name="T24"> </text:span><text:span text:style-name="T8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9"><text:text-input text:description="&lt;formatLang(get_untaxed1(group), digits=2) or ''&gt;">total w/o VAT</text:text-input></text:span> <text:span text:style-name="T17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3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9"/>
          </table:table-cell>
          <table:covered-table-cell/>
          <table:covered-table-cell/>
          <table:table-cell table:style-name="Tablica5.D11" table:number-columns-spanned="2" office:value-type="string">
            <text:p text:style-name="P79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2"><text:span text:style-name="T25"><text:text-input text:description="&lt;formatLang(get_discount2(group), digits=2) or ''&gt;">additional 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24"><text:text-input text:description="&lt;  group[1] or ''  &gt;">Licence name</text:text-input></text:span><text:span text:style-name="T24"> </text:span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2"><text:text-input text:description="&lt;formatLang(get_untaxed2(group), digits=2) or ''&gt;">total w/o VA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84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8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4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5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5"><text:text-input text:description="&lt;if test=&quot;not get_data('show_vat')&quot;&gt;">if_not_show_VAT</text:text-input></text:p>
            <text:p text:style-name="P36"><text:text-input text:description="&lt; _('VAT is not included in price')&gt;">VAT_isnt_included</text:text-input></text:p>
            <text:p text:style-name="P25"><text:text-input text:description="&lt;/if&gt;">end_if</text:text-input></text:p>
            <text:p text:style-name="P25"><text:text-input text:description="&lt;for each=&quot;warranty  in o.warranty_period_ids&quot;&gt;">For line</text:text-input></text:p>
            <text:p text:style-name="P33"><text:text-input text:description="&lt;warranty.description or ''&gt;">price_description</text:text-input></text:p>
            <text:p text:style-name="P2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6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0"><text:text-input text:description="&lt;_(&quot;Payment&quot;)&gt;">Payment</text:text-input>:</text:p>
          </table:table-cell>
          <table:table-cell table:style-name="Tablica4.A1" office:value-type="string">
            <text:p text:style-name="P49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1"><text:text-input text:description="&lt;if test=&quot;o.certificat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6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88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6"><text:text-input text:description="&lt;/for&gt;">End For line</text:text-input></text:p>
                </table:table-cell>
              </table:table-row>
            </table:table>
            <text:p text:style-name="P24"/>
          </table:table-cell>
        </table:table-row>
        <table:table-row table:style-name="Tablica9.3">
          <table:table-cell table:style-name="Tablica9.A1" table:number-columns-spanned="2" office:value-type="string">
            <text:p text:style-name="P2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5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3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9-05T11:29:12.846534501</dc:date>
    <meta:editing-duration>P3DT20H22M54S</meta:editing-duration>
    <meta:editing-cycles>409</meta:editing-cycles>
    <meta:generator>LibreOffice/5.1.5.2$Linux_X86_64 LibreOffice_project/10m0$Build-2</meta:generator>
    <meta:document-statistic meta:table-count="9" meta:image-count="0" meta:object-count="0" meta:page-count="2" meta:paragraph-count="101" meta:word-count="516" meta:character-count="1767" meta:non-whitespace-character-count="1649"/>
  </office:meta>
</office:document-meta>
</file>